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1.646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82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2.071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2.27cm"/>
    </style:style>
    <style:style style:name="co18" style:family="table-column">
      <style:table-column-properties fo:break-before="auto" style:column-width="1.64cm"/>
    </style:style>
    <style:style style:name="co19" style:family="table-column">
      <style:table-column-properties fo:break-before="auto" style:column-width="2.662cm"/>
    </style:style>
    <style:style style:name="co20" style:family="table-column">
      <style:table-column-properties fo:break-before="auto" style:column-width="2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cm"/>
    </style:style>
    <style:style style:name="ce86" style:family="table-cell" style:parent-style-name="Default" style:data-style-name="N81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6f9d4" fo:border="0.06pt solid #000000"/>
    </style:style>
    <style:style style:name="ce43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38" fo:border="0.06pt solid #000000"/>
    </style:style>
    <style:style style:name="ce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 style:data-style-name="N0"/>
    <style:style style:name="ce48" style:family="table-cell" style:parent-style-name="Default" style:data-style-name="N100"/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111111" style:text-align-source="fix" style:repeat-content="false"/>
      <style:paragraph-properties fo:text-align="end" fo:margin-left="0cm"/>
    </style:style>
    <style:style style:name="ce59" style:family="table-cell" style:parent-style-name="Default" style:data-style-name="N81">
      <style:table-cell-properties style:text-align-source="fix" style:repeat-content="false" fo:border="0.06pt solid #000000"/>
      <style:paragraph-properties fo:text-align="end" fo:margin-left="0cm"/>
    </style:style>
    <style:style style:name="ce60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-color="#34c869" draw:textarea-vertical-align="middle" draw:auto-grow-height="false" fo:min-height="0.916cm" fo:min-width="0.964cm"/>
      <style:paragraph-properties fo:text-align="center"/>
    </style:style>
    <style:style style:name="gr2" style:family="graphic">
      <style:graphic-properties draw:stroke="none" draw:textarea-vertical-align="middle" draw:auto-grow-height="false" fo:min-height="0.916cm" fo:min-width="0.851cm"/>
      <style:paragraph-properties fo:text-align="center"/>
    </style:style>
    <style:style style:name="gr3" style:family="graphic">
      <style:graphic-properties draw:stroke="none" svg:stroke-color="#3465a4" draw:fill-color="#ff5429" draw:textarea-vertical-align="middle" draw:auto-grow-height="false" fo:min-height="0.916cm" fo:min-width="0.964cm"/>
      <style:paragraph-properties fo:text-align="center"/>
    </style:style>
    <style:style style:name="P1" style:family="paragraph">
      <loext:graphic-properties draw:fill-color="#34c86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5429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8" table:default-cell-style-name="ce38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35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3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A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3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35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A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39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35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5" table:style-name="ce39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A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5" table:style-name="ce39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48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41" office:value-type="string" calcext:value-type="string">
            <text:p>__page_dir</text:p>
          </table:table-cell>
          <table:table-cell table:style-name="ce45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CR3</text:p>
          </table:table-cell>
          <table:table-cell table:style-name="ce46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Linear Addr</text:p>
          </table:table-cell>
          <table:table-cell table:style-name="ce43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&amp;PDE</text:p>
          </table:table-cell>
          <table:table-cell table:style-name="ce46" table:formula="of:=DEC2HEX([.D8])" office:value-type="string" office:string-value="2A000" calcext:value-type="string">
            <text:p>2A000</text:p>
          </table:table-cell>
          <table:table-cell table:style-name="ce47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41" office:value-type="string" calcext:value-type="string">
            <text:p>*PDE</text:p>
          </table:table-cell>
          <table:table-cell table:style-name="ce45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string" calcext:value-type="string">
            <text:p>&amp;PTE</text:p>
          </table:table-cell>
          <table:table-cell table:style-name="ce46" table:formula="of:=DEC2HEX([.D10])" office:value-type="string" office:string-value="2BFFC" calcext:value-type="string">
            <text:p>2BFFC</text:p>
          </table:table-cell>
          <table:table-cell table:style-name="ce47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string" calcext:value-type="string">
            <text:p>*PTE</text:p>
          </table:table-cell>
          <table:table-cell table:style-name="ce46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44" office:value-type="string" calcext:value-type="string">
            <text:p>Phy Addr</text:p>
          </table:table-cell>
          <table:table-cell table:style-name="ce44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47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2">
        <table:table-column table:style-name="co9" table:default-cell-style-name="ce51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51"/>
        <table:table-row table:style-name="ro1"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Item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Hex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CR3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PDE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float" office:value="2000" calcext:value-type="float">
            <text:p>2000</text:p>
          </table:table-cell>
          <table:table-cell table:style-name="ce50" office:value-type="string" calcext:value-type="string">
            <text:p>PTE0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50" office:value-type="float" office:value="2004" calcext:value-type="float">
            <text:p>2004</text:p>
          </table:table-cell>
          <table:table-cell table:style-name="ce50" office:value-type="string" calcext:value-type="string">
            <text:p>PTE1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50" office:value-type="float" office:value="2008" calcext:value-type="float">
            <text:p>2008</text:p>
          </table:table-cell>
          <table:table-cell table:style-name="ce50" office:value-type="string" calcext:value-type="string">
            <text:p>PTE2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50" office:value-type="float" office:value="2012" calcext:value-type="float">
            <text:p>2012</text:p>
          </table:table-cell>
          <table:table-cell table:style-name="ce50" office:value-type="string" calcext:value-type="string">
            <text:p>PTE3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50" office:value-type="string" calcext:value-type="string">
            <text:p>23FC</text:p>
          </table:table-cell>
          <table:table-cell table:style-name="ce50" office:value-type="string" calcext:value-type="string">
            <text:p>PTE255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50" office:value-type="string" calcext:value-type="string">
            <text:p>2BFC</text:p>
          </table:table-cell>
          <table:table-cell table:style-name="ce50" office:value-type="string" calcext:value-type="string">
            <text:p>PTE767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1023</text:p>
          </table:table-cell>
          <table:table-cell table:number-columns-repeated="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8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0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8" table:style-name="ce5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0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2">
        <table:table-column table:style-name="co12" table:default-cell-style-name="ce51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51"/>
        <table:table-row table:style-name="ro1"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Item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49" office:value-type="string" calcext:value-type="string">
            <text:p>Hex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CR3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PDE0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office:value-type="float" office:value="1004" calcext:value-type="float">
            <text:p>1004</text:p>
          </table:table-cell>
          <table:table-cell table:style-name="ce50" office:value-type="string" calcext:value-type="string">
            <text:p>PDE1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50" office:value-type="float" office:value="1008" calcext:value-type="float">
            <text:p>1008</text:p>
          </table:table-cell>
          <table:table-cell table:style-name="ce50" office:value-type="string" calcext:value-type="string">
            <text:p>PDE2</text:p>
          </table:table-cell>
          <table:table-cell table:number-columns-repeated="1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50" office:value-type="string" calcext:value-type="string">
            <text:p>13FC</text:p>
          </table:table-cell>
          <table:table-cell table:style-name="ce50" office:value-type="string" calcext:value-type="string">
            <text:p>PDE255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50" office:value-type="string" calcext:value-type="string">
            <text:p>1FFC</text:p>
          </table:table-cell>
          <table:table-cell table:style-name="ce50" office:value-type="string" calcext:value-type="string">
            <text:p>PDE1023</text:p>
          </table:table-cell>
          <table:table-cell table:number-columns-repeated="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float" office:value="2000" calcext:value-type="float">
            <text:p>2000</text:p>
          </table:table-cell>
          <table:table-cell table:style-name="ce50" office:value-type="string" calcext:value-type="string">
            <text:p>PTE0-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50" office:value-type="float" office:value="2004" calcext:value-type="float">
            <text:p>2004</text:p>
          </table:table-cell>
          <table:table-cell table:style-name="ce50" office:value-type="string" calcext:value-type="string">
            <text:p>PTE0-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50" office:value-type="float" office:value="2008" calcext:value-type="float">
            <text:p>2008</text:p>
          </table:table-cell>
          <table:table-cell table:style-name="ce50" office:value-type="string" calcext:value-type="string">
            <text:p>PTE0-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6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50" office:value-type="float" office:value="2012" calcext:value-type="float">
            <text:p>2012</text:p>
          </table:table-cell>
          <table:table-cell table:style-name="ce50" office:value-type="string" calcext:value-type="string">
            <text:p>PTE0-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6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59" office:value-type="string" calcext:value-type="string">
            <text:p>22E0</text:p>
          </table:table-cell>
          <table:table-cell table:style-name="ce50" office:value-type="string" calcext:value-type="string">
            <text:p>PTE0-18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50" office:value-type="string" calcext:value-type="string">
            <text:p>23FC</text:p>
          </table:table-cell>
          <table:table-cell table:style-name="ce50" office:value-type="string" calcext:value-type="string">
            <text:p>PTE0-25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50" office:value-type="string" calcext:value-type="string">
            <text:p>2BFC</text:p>
          </table:table-cell>
          <table:table-cell table:style-name="ce50" office:value-type="string" calcext:value-type="string">
            <text:p>PTE0-76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50" office:value-type="string" calcext:value-type="string">
            <text:p>2FFC</text:p>
          </table:table-cell>
          <table:table-cell table:style-name="ce50" office:value-type="string" calcext:value-type="string">
            <text:p>PTE0-102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float" office:value="3000" calcext:value-type="float">
            <text:p>3000</text:p>
          </table:table-cell>
          <table:table-cell table:style-name="ce50" office:value-type="string" calcext:value-type="string">
            <text:p>PTE1-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/>
        </table:table-row>
        <table:table-row table:style-name="ro1">
          <table:table-cell table:style-name="ce50" office:value-type="string" calcext:value-type="string">
            <text:p>33FC</text:p>
          </table:table-cell>
          <table:table-cell table:style-name="ce50" office:value-type="string" calcext:value-type="string">
            <text:p>PTE1-25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/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8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0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8" table:style-name="ce5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0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8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0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8" table:style-name="ce5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0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0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0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2">
        <table:table-column table:style-name="co15" table:default-cell-style-name="ce51"/>
        <table:table-column table:style-name="co16" table:default-cell-style-name="Default"/>
        <table:table-column table:style-name="co11" table:number-columns-repeated="32" table:default-cell-style-name="ce92"/>
        <table:table-column table:style-name="co14" table:default-cell-style-name="ce51"/>
        <table:table-row table:style-name="ro1"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Item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49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54" office:value-type="string" calcext:value-type="string">
            <text:p>CR3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4" office:value-type="string" calcext:value-type="string" table:number-columns-spanned="2" table:number-rows-spanned="1">
            <text:p>Kernel Pm location (KPM)</text:p>
          </table:table-cell>
          <table:covered-table-cell table:style-name="ce50"/>
          <table:table-cell table:style-name="ce60" table:number-columns-repeated="8"/>
          <table:table-cell table:style-name="ce93" table:number-columns-repeated="4"/>
          <table:table-cell table:number-columns-repeated="7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50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4" office:value-type="string" calcext:value-type="string" table:number-columns-spanned="2" table:number-rows-spanned="1">
            <text:p>Kernel Vm location (KVM)</text:p>
          </table:table-cell>
          <table:covered-table-cell table:style-name="ce50"/>
          <table:table-cell table:number-columns-repeated="2" table:style-name="ce91" office:value-type="float" office:value="1" calcext:value-type="float">
            <text:p>1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style-name="ce50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PDE0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office:value-type="string" calcext:value-type="string">
            <text:p>1004</text:p>
          </table:table-cell>
          <table:table-cell table:style-name="ce50" office:value-type="string" calcext:value-type="string">
            <text:p>PDE1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50" office:value-type="string" calcext:value-type="string">
            <text:p>1008</text:p>
          </table:table-cell>
          <table:table-cell table:style-name="ce50" office:value-type="string" calcext:value-type="string">
            <text:p>PDE2</text:p>
          </table:table-cell>
          <table:table-cell table:number-columns-repeated="1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50" office:value-type="string" calcext:value-type="string">
            <text:p>1C00</text:p>
          </table:table-cell>
          <table:table-cell table:style-name="ce50" office:value-type="string" calcext:value-type="string">
            <text:p>PDE768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/>
        </table:table-row>
        <table:table-row table:style-name="ro1">
          <table:table-cell table:style-name="ce50" office:value-type="string" calcext:value-type="string">
            <text:p>13FC</text:p>
          </table:table-cell>
          <table:table-cell table:style-name="ce50" office:value-type="string" calcext:value-type="string">
            <text:p>PDE255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50" office:value-type="string" calcext:value-type="string">
            <text:p>1FFC</text:p>
          </table:table-cell>
          <table:table-cell table:style-name="ce50" office:value-type="string" calcext:value-type="string">
            <text:p>PDE1023</text:p>
          </table:table-cell>
          <table:table-cell table:number-columns-repeated="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string" calcext:value-type="string">
            <text:p>2000</text:p>
          </table:table-cell>
          <table:table-cell table:style-name="ce50" office:value-type="string" calcext:value-type="string">
            <text:p>PTE0-0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50" office:value-type="string" calcext:value-type="string">
            <text:p>2004</text:p>
          </table:table-cell>
          <table:table-cell table:style-name="ce50" office:value-type="string" calcext:value-type="string">
            <text:p>PTE0-1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office:value-type="string" calcext:value-type="string">
            <text:p>2008</text:p>
          </table:table-cell>
          <table:table-cell table:style-name="ce50" office:value-type="string" calcext:value-type="string">
            <text:p>PTE0-2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50" office:value-type="string" calcext:value-type="string">
            <text:p>2012</text:p>
          </table:table-cell>
          <table:table-cell table:style-name="ce50" office:value-type="string" calcext:value-type="string">
            <text:p>PTE0-3</text:p>
          </table:table-cell>
          <table:table-cell table:number-columns-repeated="1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59" office:value-type="string" calcext:value-type="string">
            <text:p>22E0</text:p>
          </table:table-cell>
          <table:table-cell table:style-name="ce50" office:value-type="string" calcext:value-type="string">
            <text:p>PTE0-184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50" office:value-type="string" calcext:value-type="string">
            <text:p>23FC</text:p>
          </table:table-cell>
          <table:table-cell table:style-name="ce50" office:value-type="string" calcext:value-type="string">
            <text:p>PTE0-255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50" office:value-type="string" calcext:value-type="string">
            <text:p>2BFC</text:p>
          </table:table-cell>
          <table:table-cell table:style-name="ce50" office:value-type="string" calcext:value-type="string">
            <text:p>PTE0-767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50" office:value-type="string" calcext:value-type="string">
            <text:p>2FFC</text:p>
          </table:table-cell>
          <table:table-cell table:style-name="ce50" office:value-type="string" calcext:value-type="string">
            <text:p>PTE0-1023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/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MOS" table:style-name="ta1">
        <office:forms form:automatic-focus="false" form:apply-design-mode="false"/>
        <table:table-column table:style-name="co15" table:default-cell-style-name="ce51"/>
        <table:table-column table:style-name="co20" table:default-cell-style-name="Default"/>
        <table:table-column table:style-name="co11" table:number-columns-repeated="32" table:default-cell-style-name="ce92"/>
        <table:table-column table:style-name="co14" table:default-cell-style-name="ce51"/>
        <table:table-row table:style-name="ro1"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Item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49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54" office:value-type="string" calcext:value-type="string">
            <text:p>CR3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4" office:value-type="string" calcext:value-type="string" table:number-columns-spanned="2" table:number-rows-spanned="1">
            <text:p>Kernel Pm location (KPM)</text:p>
          </table:table-cell>
          <table:covered-table-cell table:style-name="ce50"/>
          <table:table-cell table:style-name="ce60" table:number-columns-repeated="8"/>
          <table:table-cell table:style-name="ce93" table:number-columns-repeated="4"/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50" table:formula="of:=BASE(DECIMAL(COM.MICROSOFT.CONCAT([.C4:.AH4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54" office:value-type="string" calcext:value-type="string" table:number-columns-spanned="2" table:number-rows-spanned="1">
            <text:p>Kernel Vm location (KVM)</text:p>
          </table:table-cell>
          <table:covered-table-cell table:style-name="ce50"/>
          <table:table-cell table:number-columns-repeated="2" table:style-name="ce91" office:value-type="float" office:value="1" calcext:value-type="float">
            <text:p>1</text:p>
          </table:table-cell>
          <table:table-cell table:number-columns-repeated="12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2" table:style-name="ce91" office:value-type="float" office:value="0" calcext:value-type="float">
            <text:p>0</text:p>
          </table:table-cell>
          <table:table-cell table:style-name="ce50" table:formula="of:=BASE(DECIMAL(COM.MICROSOFT.CONCAT([.C5:.AH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PDE0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office:value-type="string" calcext:value-type="string">
            <text:p>1C00</text:p>
          </table:table-cell>
          <table:table-cell table:style-name="ce50" office:value-type="string" calcext:value-type="string">
            <text:p>PDE768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8:.V8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string" calcext:value-type="string">
            <text:p>2000</text:p>
          </table:table-cell>
          <table:table-cell table:style-name="ce50" office:value-type="string" calcext:value-type="string">
            <text:p>PTE0-0</text:p>
          </table:table-cell>
          <table:table-cell table:number-columns-repeated="20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0:.V10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office:value-type="string" calcext:value-type="string">
            <text:p>2004</text:p>
          </table:table-cell>
          <table:table-cell table:style-name="ce50" office:value-type="string" calcext:value-type="string">
            <text:p>PTE0-1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1:.V11]);2);16)" office:value-type="string" office:string-value="1" calcext:value-type="string">
            <text:p>1</text:p>
          </table:table-cell>
        </table:table-row>
        <table:table-row table:style-name="ro1">
          <table:table-cell table:style-name="ce50" office:value-type="string" calcext:value-type="string">
            <text:p>2008</text:p>
          </table:table-cell>
          <table:table-cell table:style-name="ce50" office:value-type="string" calcext:value-type="string">
            <text:p>PTE0-2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2:.V12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office:value-type="string" calcext:value-type="string">
            <text:p>2012</text:p>
          </table:table-cell>
          <table:table-cell table:style-name="ce50" office:value-type="string" calcext:value-type="string">
            <text:p>PTE0-3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3:.V13]);2);16)" office:value-type="string" office:string-value="3" calcext:value-type="string">
            <text:p>3</text:p>
          </table:table-cell>
        </table:table-row>
        <table:table-row table:style-name="ro1">
          <table:table-cell table:style-name="ce50" office:value-type="string" calcext:value-type="string">
            <text:p>20A4</text:p>
          </table:table-cell>
          <table:table-cell table:style-name="ce50" office:value-type="string" calcext:value-type="string">
            <text:p>PTE0-41</text:p>
          </table:table-cell>
          <table:table-cell table:number-columns-repeated="14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4:.V14]);2);16)" office:value-type="string" office:string-value="29" calcext:value-type="string">
            <text:p>29</text:p>
          </table:table-cell>
        </table:table-row>
        <table:table-row table:style-name="ro1">
          <table:table-cell table:style-name="ce59" office:value-type="string" calcext:value-type="string">
            <text:p>22E0</text:p>
          </table:table-cell>
          <table:table-cell table:style-name="ce50" office:value-type="string" calcext:value-type="string">
            <text:p>PTE0-184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5:.V15]);2);16)" office:value-type="string" office:string-value="B8" calcext:value-type="string">
            <text:p>B8</text:p>
          </table:table-cell>
        </table:table-row>
        <table:table-row table:style-name="ro1">
          <table:table-cell table:style-name="ce50" office:value-type="string" calcext:value-type="string">
            <text:p>23FC</text:p>
          </table:table-cell>
          <table:table-cell table:style-name="ce50" office:value-type="string" calcext:value-type="string">
            <text:p>PTE0-255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6:.V16]);2);16)" office:value-type="string" office:string-value="FF" calcext:value-type="string">
            <text:p>FF</text:p>
          </table:table-cell>
        </table:table-row>
        <table:table-row table:style-name="ro1">
          <table:table-cell table:style-name="ce50" office:value-type="string" calcext:value-type="string">
            <text:p>2BFC</text:p>
          </table:table-cell>
          <table:table-cell table:style-name="ce50" office:value-type="string" calcext:value-type="string">
            <text:p>PTE0-767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7:.V17]);2);16)" office:value-type="string" office:string-value="2FF" calcext:value-type="string">
            <text:p>2FF</text:p>
          </table:table-cell>
        </table:table-row>
        <table:table-row table:style-name="ro1">
          <table:table-cell table:style-name="ce50" office:value-type="string" calcext:value-type="string">
            <text:p>2FFC</text:p>
          </table:table-cell>
          <table:table-cell table:style-name="ce50" office:value-type="string" calcext:value-type="string">
            <text:p>PTE0-1023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8:.V18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0:.AH20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1:.AH2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2:.AH22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20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5:.AH2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6:.AH2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7:.AH27]);2);16)" office:value-type="string" office:string-value="20A4" calcext:value-type="string">
            <text:p>20A4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4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8:.AH28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0:.AH30]);2);16)" office:value-type="string" office:string-value="C00B8000" calcext:value-type="string">
            <text:p>C00B8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1:.AH3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2:.AH32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3:.AH33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35:.AH35]);2);16)" office:value-type="string" office:string-value="C03FFFFF" calcext:value-type="string">
            <text:p>C03FFFFF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6:.AH3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7:.AH37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38:.AH38]);2);16)" office:value-type="string" office:string-value="3FFFFF" calcext:value-type="string">
            <text:p>3FFFFF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40:.AH40]);2);16)" office:value-type="string" office:string-value="3FFFFF" calcext:value-type="string">
            <text:p>3FFFFF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41:.AH41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42:.AH42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43:.AH43]);2);16)" office:value-type="string" office:string-value="3FFFFF" calcext:value-type="string">
            <text:p>3FFFFF</text:p>
          </table:table-cell>
        </table:table-row>
        <table:table-row table:style-name="ro1" table:number-rows-repeated="1048532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2" table:style-name="ta2">
        <table:table-column table:style-name="co15" table:default-cell-style-name="ce51"/>
        <table:table-column table:style-name="co16" table:default-cell-style-name="Default"/>
        <table:table-column table:style-name="co11" table:number-columns-repeated="32" table:default-cell-style-name="ce92"/>
        <table:table-column table:style-name="co14" table:default-cell-style-name="ce51"/>
        <table:table-row table:style-name="ro1"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Item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49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54" office:value-type="string" calcext:value-type="string">
            <text:p>CR3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4" office:value-type="string" calcext:value-type="string" table:number-columns-spanned="2" table:number-rows-spanned="1">
            <text:p>Kernel Pm location (KPM)</text:p>
          </table:table-cell>
          <table:covered-table-cell table:style-name="ce50"/>
          <table:table-cell table:style-name="ce60" table:number-columns-repeated="8"/>
          <table:table-cell table:style-name="ce93" table:number-columns-repeated="4"/>
          <table:table-cell table:number-columns-repeated="8" table:style-name="ce93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50" table:formula="of:=BASE(DECIMAL(COM.MICROSOFT.CONCAT([.C4:.AH4]);2);16)" office:value-type="string" office:string-value="0" calcext:value-type="string">
            <text:p>0</text:p>
          </table:table-cell>
        </table:table-row>
        <table:table-row table:style-name="ro1">
          <table:table-cell table:style-name="ce54" office:value-type="string" calcext:value-type="string" table:number-columns-spanned="2" table:number-rows-spanned="1">
            <text:p>Kernel Vm location (KVM)</text:p>
          </table:table-cell>
          <table:covered-table-cell table:style-name="ce50"/>
          <table:table-cell table:number-columns-repeated="2" table:style-name="ce91" office:value-type="float" office:value="1" calcext:value-type="float">
            <text:p>1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style-name="ce50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PDE0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office:value-type="string" calcext:value-type="string">
            <text:p>1004</text:p>
          </table:table-cell>
          <table:table-cell table:style-name="ce50" office:value-type="string" calcext:value-type="string">
            <text:p>PDE1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50" office:value-type="string" calcext:value-type="string">
            <text:p>1008</text:p>
          </table:table-cell>
          <table:table-cell table:style-name="ce50" office:value-type="string" calcext:value-type="string">
            <text:p>PDE2</text:p>
          </table:table-cell>
          <table:table-cell table:number-columns-repeated="1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50" office:value-type="string" calcext:value-type="string">
            <text:p>1C00</text:p>
          </table:table-cell>
          <table:table-cell table:style-name="ce50" office:value-type="string" calcext:value-type="string">
            <text:p>PDE768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/>
        </table:table-row>
        <table:table-row table:style-name="ro1">
          <table:table-cell table:style-name="ce50" office:value-type="string" calcext:value-type="string">
            <text:p>13FC</text:p>
          </table:table-cell>
          <table:table-cell table:style-name="ce50" office:value-type="string" calcext:value-type="string">
            <text:p>PDE255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50" office:value-type="string" calcext:value-type="string">
            <text:p>1FFC</text:p>
          </table:table-cell>
          <table:table-cell table:style-name="ce50" office:value-type="string" calcext:value-type="string">
            <text:p>PDE1023</text:p>
          </table:table-cell>
          <table:table-cell table:number-columns-repeated="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 office:value-type="string" calcext:value-type="string">
            <text:p>2000</text:p>
          </table:table-cell>
          <table:table-cell table:style-name="ce50" office:value-type="string" calcext:value-type="string">
            <text:p>PTE0-0</text:p>
          </table:table-cell>
          <table:table-cell table:number-columns-repeated="20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office:value-type="string" calcext:value-type="string">
            <text:p>2004</text:p>
          </table:table-cell>
          <table:table-cell table:style-name="ce50" office:value-type="string" calcext:value-type="string">
            <text:p>PTE0-1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50" office:value-type="string" calcext:value-type="string">
            <text:p>2008</text:p>
          </table:table-cell>
          <table:table-cell table:style-name="ce50" office:value-type="string" calcext:value-type="string">
            <text:p>PTE0-2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50" office:value-type="string" calcext:value-type="string">
            <text:p>2012</text:p>
          </table:table-cell>
          <table:table-cell table:style-name="ce50" office:value-type="string" calcext:value-type="string">
            <text:p>PTE0-3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59" office:value-type="string" calcext:value-type="string">
            <text:p>22E0</text:p>
          </table:table-cell>
          <table:table-cell table:style-name="ce50" office:value-type="string" calcext:value-type="string">
            <text:p>PTE0-184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50" office:value-type="string" calcext:value-type="string">
            <text:p>23FC</text:p>
          </table:table-cell>
          <table:table-cell table:style-name="ce50" office:value-type="string" calcext:value-type="string">
            <text:p>PTE0-255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50" office:value-type="string" calcext:value-type="string">
            <text:p>2BFC</text:p>
          </table:table-cell>
          <table:table-cell table:style-name="ce50" office:value-type="string" calcext:value-type="string">
            <text:p>PTE0-767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50" office:value-type="string" calcext:value-type="string">
            <text:p>2FFC</text:p>
          </table:table-cell>
          <table:table-cell table:style-name="ce50" office:value-type="string" calcext:value-type="string">
            <text:p>PTE0-1023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20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Recursive mapping" table:style-name="ta1">
        <office:forms form:automatic-focus="false" form:apply-design-mode="false"/>
        <table:table-column table:style-name="co18" table:default-cell-style-name="Default"/>
        <table:table-column table:style-name="co3" table:default-cell-style-name="Default"/>
        <table:table-column table:style-name="co11" table:number-columns-repeated="32" table:default-cell-style-name="Default"/>
        <table:table-column table:style-name="co19" table:default-cell-style-name="ce50"/>
        <table:table-column table:style-name="co3" table:number-columns-repeated="2" table:default-cell-style-name="Default"/>
        <table:table-row table:style-name="ro1">
          <table:table-cell table:style-name="ce49" office:value-type="string" calcext:value-type="string" table:number-columns-spanned="2" table:number-rows-spanned="1">
            <text:p>Item</text:p>
          </table:table-cell>
          <table:covered-table-cell table:style-name="ce49"/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49"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 table:number-columns-spanned="2" table:number-rows-spanned="1">
            <text:p>PDE0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BASE(DECIMAL(COM.MICROSOFT.CONCAT([.C2:.AH2]);2);16)" office:value-type="string" office:string-value="FFC00000" calcext:value-type="string">
            <text:p>FFC00000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 table:number-columns-spanned="2" table:number-rows-spanned="1">
            <text:p>PDE0 PDT1023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BASE(DECIMAL(COM.MICROSOFT.CONCAT([.C3:.AH3]);2);16)" office:value-type="string" office:string-value="FFC00FFF" calcext:value-type="string">
            <text:p>FFC00FFF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 table:number-columns-spanned="2" table:number-rows-spanned="1">
            <text:p>PDE1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BASE(DECIMAL(COM.MICROSOFT.CONCAT([.C4:.AH4]);2);16)" office:value-type="string" office:string-value="FFC01000" calcext:value-type="string">
            <text:p>FFC01000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 table:number-columns-spanned="2" table:number-rows-spanned="1">
            <text:p>PDE1022 PDT0</text:p>
          </table:table-cell>
          <table:covered-table-cell/>
          <table:table-cell table:number-columns-repeated="1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BASE(DECIMAL(COM.MICROSOFT.CONCAT([.C5:.AH5]);2);16)" office:value-type="string" office:string-value="FFFFE000" calcext:value-type="string">
            <text:p>FFFFE000</text:p>
          </table:table-cell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 table:number-rows-repeated="4">
          <table:table-cell table:number-columns-repeated="34"/>
          <table:table-cell table:style-name="Default"/>
          <table:table-cell table:number-columns-repeated="2"/>
        </table:table-row>
        <table:table-row table:style-name="ro1">
          <table:table-cell table:number-columns-repeated="34"/>
          <table:table-cell table:style-name="Default"/>
          <table:table-cell office:value-type="string" calcext:value-type="string">
            <text:p>FFC00000</text:p>
          </table:table-cell>
          <table:table-cell office:value-type="string" calcext:value-type="string">
            <text:p>FFFFE000</text:p>
          </table:table-cell>
        </table:table-row>
      </table:table>
      <table:table table:name="MOS_Recursive Mapping" table:style-name="ta1">
        <office:forms form:automatic-focus="false" form:apply-design-mode="false"/>
        <table:shapes>
          <draw:custom-shape draw:z-index="0" draw:style-name="gr1" draw:text-style-name="P1" svg:width="0.964cm" svg:height="0.916cm" draw:transform="skewX (-0.0534070751110265) rotate (3.1103512599791) translate (18.26cm 23.951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1" draw:style-name="gr2" draw:text-style-name="P2" svg:width="0.851cm" svg:height="0.916cm" draw:transform="skewX (-0.0534070751110265) rotate (3.1103512599791) translate (26.606cm 23.947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2" draw:style-name="gr3" draw:text-style-name="P3" svg:width="0.964cm" svg:height="0.916cm" draw:transform="skewX (-0.0534070751110265) rotate (3.1103512599791) translate (11.48cm 23.95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</table:shapes>
        <table:table-column table:style-name="co15" table:default-cell-style-name="ce51"/>
        <table:table-column table:style-name="co20" table:default-cell-style-name="Default"/>
        <table:table-column table:style-name="co11" table:number-columns-repeated="32" table:default-cell-style-name="ce92"/>
        <table:table-column table:style-name="co14" table:default-cell-style-name="ce51"/>
        <table:table-column table:style-name="co3" table:number-columns-repeated="7" table:default-cell-style-name="Default"/>
        <table:table-row table:style-name="ro1"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Item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49" office:value-type="string" calcext:value-type="string">
            <text:p>Hex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54" office:value-type="string" calcext:value-type="string">
            <text:p>CR3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2:.V2]);2);16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  <table:table-cell table:number-columns-repeated="7"/>
        </table:table-row>
        <table:table-row table:style-name="ro1">
          <table:table-cell table:style-name="ce54" office:value-type="string" calcext:value-type="string" table:number-columns-spanned="2" table:number-rows-spanned="1">
            <text:p>Kernel Pm location (KPM)</text:p>
          </table:table-cell>
          <table:covered-table-cell table:style-name="ce50"/>
          <table:table-cell table:style-name="ce60" table:number-columns-repeated="8"/>
          <table:table-cell table:style-name="ce93" table:number-columns-repeated="3"/>
          <table:table-cell table:style-name="ce93" office:value-type="float" office:value="1" calcext:value-type="float">
            <text:p>1</text:p>
          </table:table-cell>
          <table:table-cell table:number-columns-repeated="8" table:style-name="ce93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50" table:formula="of:=BASE(DECIMAL(COM.MICROSOFT.CONCAT([.C4:.AH4]);2);16)" office:value-type="string" office:string-value="100000" calcext:value-type="string">
            <text:p>100000</text:p>
          </table:table-cell>
          <table:table-cell table:number-columns-repeated="7"/>
        </table:table-row>
        <table:table-row table:style-name="ro1">
          <table:table-cell table:style-name="ce54" office:value-type="string" calcext:value-type="string" table:number-columns-spanned="2" table:number-rows-spanned="1">
            <text:p>Kernel Vm location (KVM)</text:p>
          </table:table-cell>
          <table:covered-table-cell table:style-name="ce50"/>
          <table:table-cell table:number-columns-repeated="2" table:style-name="ce91" office:value-type="float" office:value="1" calcext:value-type="float">
            <text:p>1</text:p>
          </table:table-cell>
          <table:table-cell table:number-columns-repeated="9"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0" table:style-name="ce91" office:value-type="float" office:value="0" calcext:value-type="float">
            <text:p>0</text:p>
          </table:table-cell>
          <table:table-cell table:style-name="ce50" table:formula="of:=BASE(DECIMAL(COM.MICROSOFT.CONCAT([.C5:.AH5]);2);16)" office:value-type="string" office:string-value="C0100000" calcext:value-type="string">
            <text:p>C0100000</text:p>
          </table:table-cell>
          <table:table-cell table:number-columns-repeated="7"/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  <table:table-cell table:number-columns-repeated="7"/>
        </table:table-row>
        <table:table-row table:style-name="ro1">
          <table:table-cell table:style-name="ce50" office:value-type="float" office:value="1000" calcext:value-type="float">
            <text:p>1000</text:p>
          </table:table-cell>
          <table:table-cell table:style-name="ce50" office:value-type="string" calcext:value-type="string">
            <text:p>PDE0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7:.V7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1C00</text:p>
          </table:table-cell>
          <table:table-cell table:style-name="ce50" office:value-type="string" calcext:value-type="string">
            <text:p>PDE768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8:.V8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1FFC</text:p>
          </table:table-cell>
          <table:table-cell table:style-name="ce50" office:value-type="string" calcext:value-type="string">
            <text:p>PDE1023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9:.V9]);2);16)" office:value-type="string" office:string-value="1" calcext:value-type="string">
            <text:p>1</text:p>
          </table:table-cell>
          <table:table-cell office:value-type="string" calcext:value-type="string">
            <text:p>Recursive mapping</text:p>
          </table:table-cell>
          <table:table-cell table:number-columns-repeated="6"/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  <table:table-cell table:number-columns-repeated="7"/>
        </table:table-row>
        <table:table-row table:style-name="ro1">
          <table:table-cell table:style-name="ce50" office:value-type="string" calcext:value-type="string">
            <text:p>2000</text:p>
          </table:table-cell>
          <table:table-cell table:style-name="ce50" office:value-type="string" calcext:value-type="string">
            <text:p>PTE0-0</text:p>
          </table:table-cell>
          <table:table-cell table:number-columns-repeated="20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1:.V11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2004</text:p>
          </table:table-cell>
          <table:table-cell table:style-name="ce50" office:value-type="string" calcext:value-type="string">
            <text:p>PTE0-1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2:.V12]);2);16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2008</text:p>
          </table:table-cell>
          <table:table-cell table:style-name="ce50" office:value-type="string" calcext:value-type="string">
            <text:p>PTE0-2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3:.V13]);2);16)" office:value-type="string" office:string-value="2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2012</text:p>
          </table:table-cell>
          <table:table-cell table:style-name="ce50" office:value-type="string" calcext:value-type="string">
            <text:p>PTE0-3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4:.V14]);2);16)" office:value-type="string" office:string-value="3" calcext:value-type="string">
            <text:p>3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20A4</text:p>
          </table:table-cell>
          <table:table-cell table:style-name="ce50" office:value-type="string" calcext:value-type="string">
            <text:p>PTE0-41</text:p>
          </table:table-cell>
          <table:table-cell table:number-columns-repeated="14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5:.V15]);2);16)" office:value-type="string" office:string-value="29" calcext:value-type="string">
            <text:p>29</text:p>
          </table:table-cell>
          <table:table-cell table:number-columns-repeated="7"/>
        </table:table-row>
        <table:table-row table:style-name="ro1">
          <table:table-cell table:style-name="ce59" office:value-type="string" calcext:value-type="string">
            <text:p>22E0</text:p>
          </table:table-cell>
          <table:table-cell table:style-name="ce50" office:value-type="string" calcext:value-type="string">
            <text:p>PTE0-184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6:.V16]);2);16)" office:value-type="string" office:string-value="B8" calcext:value-type="string">
            <text:p>B8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23FC</text:p>
          </table:table-cell>
          <table:table-cell table:style-name="ce50" office:value-type="string" calcext:value-type="string">
            <text:p>PTE0-255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7:.V17]);2);16)" office:value-type="string" office:string-value="FF" calcext:value-type="string">
            <text:p>FF</text:p>
          </table:table-cell>
          <table:table-cell table:number-columns-repeated="7"/>
        </table:table-row>
        <table:table-row table:style-name="ro1">
          <table:table-cell table:style-name="ce50" office:value-type="float" office:value="2400" calcext:value-type="float">
            <text:p>2400</text:p>
          </table:table-cell>
          <table:table-cell table:style-name="ce50" office:value-type="string" calcext:value-type="string">
            <text:p>PTE0-256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4" table:number-columns-repeated="12"/>
          <table:table-cell table:style-name="ce50" table:formula="of:=BASE(DECIMAL(COM.MICROSOFT.CONCAT([.C18:.V18]);2);16)" office:value-type="string" office:string-value="100" calcext:value-type="string">
            <text:p>100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2BFC</text:p>
          </table:table-cell>
          <table:table-cell table:style-name="ce50" office:value-type="string" calcext:value-type="string">
            <text:p>PTE0-767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19:.V19]);2);16)" office:value-type="string" office:string-value="2FF" calcext:value-type="string">
            <text:p>2FF</text:p>
          </table:table-cell>
          <table:table-cell table:number-columns-repeated="7"/>
        </table:table-row>
        <table:table-row table:style-name="ro1">
          <table:table-cell table:style-name="ce50" office:value-type="string" calcext:value-type="string">
            <text:p>2FFC</text:p>
          </table:table-cell>
          <table:table-cell table:style-name="ce50" office:value-type="string" calcext:value-type="string">
            <text:p>PTE0-1023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style-name="ce54" table:number-columns-repeated="12"/>
          <table:table-cell table:style-name="ce50" table:formula="of:=BASE(DECIMAL(COM.MICROSOFT.CONCAT([.C20:.V20]);2);16)" office:value-type="string" office:string-value="3FF" calcext:value-type="string">
            <text:p>3FF</text:p>
          </table:table-cell>
          <table:table-cell table:number-columns-repeated="7"/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2:.AH22]);2);16)" office:value-type="string" office:string-value="C0000000" calcext:value-type="string">
            <text:p>C00000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3:.AH23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4:.AH24]);2);16)" office:value-type="string" office:string-value="2000" calcext:value-type="string">
            <text:p>20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20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5:.AH25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46"/>
          <table:table-cell table:style-name="ce54" table:number-columns-repeated="32"/>
          <table:table-cell table:style-name="ce50"/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27:.AH27]);2);16)" office:value-type="string" office:string-value="C0029000" calcext:value-type="string">
            <text:p>C00290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8:.AH28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29:.AH29]);2);16)" office:value-type="string" office:string-value="20A4" calcext:value-type="string">
            <text:p>20A4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4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0:.AH30]);2);16)" office:value-type="string" office:string-value="29000" calcext:value-type="string">
            <text:p>29000</text:p>
          </table:table-cell>
          <table:table-cell table:number-columns-repeated="7"/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/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2:.AH32]);2);16)" office:value-type="string" office:string-value="C00B8000" calcext:value-type="string">
            <text:p>C00B80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3:.AH33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4:.AH34]);2);16)" office:value-type="string" office:string-value="22E0" calcext:value-type="string">
            <text:p>22E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35:.AH35]);2);16)" office:value-type="string" office:string-value="B8000" calcext:value-type="string">
            <text:p>B8000</text:p>
          </table:table-cell>
          <table:table-cell table:number-columns-repeated="7"/>
        </table:table-row>
        <table:table-row table:style-name="ro1">
          <table:table-cell table:style-name="ce50" table:number-columns-repeated="2"/>
          <table:table-cell table:style-name="ce54" table:number-columns-repeated="32"/>
          <table:table-cell table:style-name="ce50" table:formula="of:=BASE(DECIMAL(COM.MICROSOFT.CONCAT([.C36:.AH36]);2);16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37:.AH37]);2);16)" office:value-type="string" office:string-value="C03FFFFF" calcext:value-type="string">
            <text:p>C03FFFFF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8:.AH38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39:.AH39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40:.AH40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42:.AH42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43:.AH43]);2);16)" office:value-type="string" office:string-value="1000" calcext:value-type="string">
            <text:p>10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44:.AH44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0"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number-columns-repeated="12" table:style-name="ce57" office:value-type="float" office:value="1" calcext:value-type="float">
            <text:p>1</text:p>
          </table:table-cell>
          <table:table-cell table:style-name="ce50" table:formula="of:=BASE(DECIMAL(COM.MICROSOFT.CONCAT([.C45:.AH45]);2);16)" office:value-type="string" office:string-value="3FFFFF" calcext:value-type="string">
            <text:p>3FFFFF</text:p>
          </table:table-cell>
          <table:table-cell table:number-columns-repeated="7"/>
        </table:table-row>
        <table:table-row table:style-name="ro1">
          <table:table-cell table:number-columns-repeated="41"/>
          <table:table-cell office:value-type="string" calcext:value-type="string">
            <text:p>Page table at PDE768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47:.AH47]);2);16)" office:value-type="string" office:string-value="C0100000" calcext:value-type="string">
            <text:p>C0100000</text:p>
          </table:table-cell>
          <table:table-cell table:number-columns-repeated="6"/>
          <table:table-cell office:value-type="string" calcext:value-type="string">
            <text:p>FFF00000 – FFF00FFC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48:.AH48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49:.AH49]);2);16)" office:value-type="string" office:string-value="2400" calcext:value-type="string">
            <text:p>2400</text:p>
          </table:table-cell>
          <table:table-cell table:number-columns-repeated="6"/>
          <table:table-cell office:value-type="string" calcext:value-type="string">
            <text:p>Page directory</text:p>
          </table:table-cell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1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0" table:formula="of:=BASE(DECIMAL(COM.MICROSOFT.CONCAT([.C50:.AH50]);2);16)" office:value-type="string" office:string-value="100000" calcext:value-type="string">
            <text:p>100000</text:p>
          </table:table-cell>
          <table:table-cell table:number-columns-repeated="6"/>
          <table:table-cell office:value-type="string" calcext:value-type="string">
            <text:p>FFFFF000 – FFFFFFFC</text:p>
          </table:table-cell>
        </table:table-row>
        <table:table-row table:style-name="ro1">
          <table:table-cell table:number-columns-repeated="42"/>
        </table:table-row>
        <table:table-row table:style-name="ro1">
          <table:table-cell table:number-columns-repeated="2"/>
          <table:table-cell table:style-name="ce33" office:value-type="string" calcext:value-type="string">
            <text:p>Indexes into PD, selects PDE1023</text:p>
          </table:table-cell>
          <table:table-cell table:number-columns-repeated="9"/>
          <table:table-cell table:style-name="ce33" office:value-type="string" calcext:value-type="string">
            <text:p>Indexes into PD, selects PT</text:p>
          </table:table-cell>
          <table:table-cell table:number-columns-repeated="9"/>
          <table:table-cell table:style-name="ce33" office:value-type="string" calcext:value-type="string">
            <text:p>Indexes into PT, selects PTE</text:p>
          </table:table-cell>
          <table:table-cell table:number-columns-repeated="19"/>
        </table:table-row>
        <table:table-row table:style-name="ro1">
          <table:table-cell table:number-columns-repeated="42"/>
        </table:table-row>
        <table:table-row table:style-name="ro1">
          <table:table-cell table:style-name="ce50"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54:.AH54]);2);16)" office:value-type="string" office:string-value="FFC00004" calcext:value-type="string">
            <text:p>FFC00004</text:p>
          </table:table-cell>
          <table:table-cell office:value-type="string" calcext:value-type="string">
            <text:p>Recursive mapping to access PTE0-1 (using PDE0 – Identity map)</text:p>
          </table:table-cell>
          <table:table-cell table:number-columns-repeated="6"/>
        </table:table-row>
        <table:table-row table:style-name="ro1">
          <table:table-cell table:style-name="ce50"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55:.AH55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T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56:.AH56]);2);16)" office:value-type="string" office:string-value="1000" calcext:value-type="string">
            <text:p>1000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A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57:.AH57]);2);16)" office:value-type="string" office:string-value="2004" calcext:value-type="string">
            <text:p>2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59:.AH59]);2);16)" office:value-type="string" office:string-value="FFF00004" calcext:value-type="string">
            <text:p>FFF00004</text:p>
          </table:table-cell>
          <table:table-cell office:value-type="string" calcext:value-type="string">
            <text:p>Recursive mapping to access PTE0-1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60:.AH60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PT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61:.AH61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PA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62:.AH62]);2);16)" office:value-type="string" office:string-value="2004" calcext:value-type="string">
            <text:p>2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10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64:.AH64]);2);16)" office:value-type="string" office:string-value="FFF00FFC" calcext:value-type="string">
            <text:p>FFF00FFC</text:p>
          </table:table-cell>
          <table:table-cell office:value-type="string" calcext:value-type="string">
            <text:p>Recursive mapping to access PTE0-1023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65:.AH65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PT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66:.AH66]);2);16)" office:value-type="string" office:string-value="1C00" calcext:value-type="string">
            <text:p>1C00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PA</text:p>
          </table:table-cell>
          <table:table-cell table:number-columns-repeated="18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67:.AH67]);2);16)" office:value-type="string" office:string-value="2FFC" calcext:value-type="string">
            <text:p>2FFC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69:.AH69]);2);16)" office:value-type="string" office:string-value="FFFFF004" calcext:value-type="string">
            <text:p>FFFFF004</text:p>
          </table:table-cell>
          <table:table-cell office:value-type="string" calcext:value-type="string">
            <text:p>Recursive mapping to access PDE1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70:.AH70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PT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71:.AH71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PA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72:.AH72]);2);16)" office:value-type="string" office:string-value="1004" calcext:value-type="string">
            <text:p>1004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50" office:value-type="string" calcext:value-type="string">
            <text:p>LA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10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74:.AH74]);2);16)" office:value-type="string" office:string-value="FFFFFFFC" calcext:value-type="string">
            <text:p>FFFFFFFC</text:p>
          </table:table-cell>
          <table:table-cell office:value-type="string" calcext:value-type="string">
            <text:p>Recursive mapping to access PDE1023 (using PDE768 – higher-half map)</text:p>
          </table:table-cell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PD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75:.AH75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PTE Addr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6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0" table:formula="of:=BASE(DECIMAL(COM.MICROSOFT.CONCAT([.C76:.AH76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PA</text:p>
          </table:table-cell>
          <table:table-cell table:number-columns-repeated="19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0" table:formula="of:=BASE(DECIMAL(COM.MICROSOFT.CONCAT([.C77:.AH77]);2);16)" office:value-type="string" office:string-value="1FFC" calcext:value-type="string">
            <text:p>1FFC</text:p>
          </table:table-cell>
          <table:table-cell table:number-columns-repeated="7"/>
        </table:table-row>
        <table:table-row table:style-name="ro1" table:number-rows-repeated="12">
          <table:table-cell table:number-columns-repeated="42"/>
        </table:table-row>
        <table:table-row table:style-name="ro1">
          <table:table-cell/>
          <table:table-cell office:value-type="string" calcext:value-type="string">
            <text:p>Any address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0" table:formula="of:=BASE(DECIMAL(COM.MICROSOFT.CONCAT([.C90:.AH90]);2);16)" office:value-type="string" office:string-value="100" calcext:value-type="string">
            <text:p>100</text:p>
          </table:table-cell>
          <table:table-cell table:number-columns-repeated="7"/>
        </table:table-row>
        <table:table-row table:style-name="ro1" table:number-rows-repeated="1048485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20:20:43.702238611</meta:creation-date>
    <dc:date>2023-08-28T23:21:56.788434641</dc:date>
    <meta:editing-duration>P7DT10H28M27S</meta:editing-duration>
    <meta:editing-cycles>290</meta:editing-cycles>
    <meta:generator>LibreOffice/7.4.7.2$Linux_X86_64 LibreOffice_project/40$Build-2</meta:generator>
    <meta:print-date>2021-07-24T04:13:00.739279660</meta:print-date>
    <meta:document-statistic meta:table-count="9" meta:cell-count="6453" meta:object-count="3"/>
  </office:meta>
</office:document-meta>
</file>